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69D2F84DE060105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29cm, 2.47cm, 6.47cm, 3.18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52cm" svg:height="23.3cm" svg:x="1.092cm" svg:y="2.491cm">
          <draw:image xlink:href="Pictures/10000000000005E8000007E0569D2F84DE06010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4:00.150039563</dc:date>
    <meta:editing-duration>PT3M32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